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officeooo:paragraph-rsid="00823022"/>
    </style:style>
    <style:style style:name="P2" style:family="paragraph" style:parent-style-name="Text_20_body">
      <style:paragraph-properties fo:text-align="center" style:justify-single-word="false"/>
      <style:text-properties style:font-name="Pudelinka" fo:font-size="28pt" officeooo:rsid="000b6ea9" officeooo:paragraph-rsid="00823022" style:font-size-asian="24.5pt" style:font-size-complex="28pt"/>
    </style:style>
    <style:style style:name="P3" style:family="paragraph" style:parent-style-name="Text_20_body">
      <style:paragraph-properties fo:text-align="center" style:justify-single-word="false"/>
      <style:text-properties officeooo:paragraph-rsid="0083d7f9"/>
    </style:style>
    <style:style style:name="P4" style:family="paragraph" style:parent-style-name="Text_20_body">
      <style:paragraph-properties fo:text-align="center" style:justify-single-word="false"/>
      <style:text-properties style:font-name="Pudelinka" fo:font-size="24pt" officeooo:paragraph-rsid="0083d7f9" style:font-size-asian="24pt" style:font-size-complex="24pt"/>
    </style:style>
    <style:style style:name="P5" style:family="paragraph" style:parent-style-name="Text_20_body">
      <style:text-properties officeooo:paragraph-rsid="00823022"/>
    </style:style>
    <style:style style:name="P6" style:family="paragraph" style:parent-style-name="Header_20_right">
      <style:text-properties style:text-rotation-angle="270" style:text-rotation-scale="line-height"/>
    </style:style>
    <style:style style:name="T1" style:family="text">
      <style:text-properties style:font-name="Pudelinka" fo:font-size="40pt" fo:font-weight="bold" officeooo:rsid="000b6ea9" style:font-size-asian="40pt" style:font-weight-asian="bold" style:font-size-complex="40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Pudelinka" fo:font-size="28pt" officeooo:rsid="000b6ea9" style:font-size-asian="24.5pt" style:font-size-complex="28pt"/>
    </style:style>
    <style:style style:name="T4" style:family="text">
      <style:text-properties style:font-name="Pudelinka" fo:font-size="24pt" style:font-size-asian="24pt" style:font-size-complex="24pt"/>
    </style:style>
    <style:style style:name="T5" style:family="text">
      <style:text-properties style:font-name="Pudelinka" fo:font-size="28pt" officeooo:rsid="0084fe23" style:font-size-asian="24.5pt" style:font-size-complex="28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Поздравление с рождеством</text:span></text:p>
      <text:p text:style-name="P2"><text:s/><text:span text:style-name="T2"><text:s/>Колядка</text:span></text:p>
      <text:p text:style-name="P3"><text:span text:style-name="T3"><text:s text:c="2"/></text:span><text:span text:style-name="T4">Под окном звезда горит,</text:span></text:p>
      <text:p text:style-name="P4">Снег на ветках серебрит.</text:p>
      <text:p text:style-name="P4"><text:s/>Пусть счастливым будет год —</text:p>
      <text:p text:style-name="P4"><text:s/>Смех, удача и доход!</text:p>
      <text:p text:style-name="P5"><text:span text:style-name="T3"><text:s text:c="9"/></text:span><text:a xlink:type="simple" xlink:href="../newTree.mp4" text:style-name="Internet_20_link" text:visited-style-name="Visited_20_Internet_20_Link"><text:span text:style-name="T5">/home/user/2025/108Л/Шрифт/newTree.mp4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chapter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chapter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chapter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5T10:22:17.023779645</meta:creation-date>
    <dc:title>Default</dc:title>
    <meta:editing-cycles>4</meta:editing-cycles>
    <meta:editing-duration>PT13M20S</meta:editing-duration>
    <meta:generator>LibreOffice/25.2.6.2$Linux_X86_64 LibreOffice_project/520$Build-2</meta:generator>
    <dc:date>2025-12-19T11:07:20.264600002</dc:date>
    <meta:document-statistic meta:table-count="1" meta:image-count="0" meta:object-count="0" meta:page-count="1" meta:paragraph-count="17" meta:word-count="44" meta:character-count="267" meta:non-whitespace-character-count="223"/>
  </office:meta>
</office:document-meta>
</file>